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"/>
    <style:style style:name="ce6" style:family="table-cell" style:parent-style-name="Default" style:data-style-name="N107"/>
    <style:style style:name="ce7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 style:data-style-name="N107">
      <style:table-cell-properties fo:background-color="#ccffff"/>
    </style:style>
    <style:style style:name="ce9" style:family="table-cell" style:parent-style-name="Default" style:data-style-name="N107">
      <style:table-cell-properties fo:background-color="#ffffcc"/>
    </style:style>
    <style:style style:name="ce10" style:family="table-cell" style:parent-style-name="Default" style:data-style-name="N107">
      <style:table-cell-properties fo:background-color="#000000"/>
      <style:text-properties fo:color="#ffffff" fo:font-weight="bold" style:font-weight-asian="bold" style:font-weight-complex="bold"/>
    </style:style>
    <style:style style:name="ce11" style:family="table-cell" style:parent-style-name="Default" style:data-style-name="N1">
      <style:table-cell-properties fo:background-color="#ccffff"/>
    </style:style>
    <style:style style:name="ce12" style:family="table-cell" style:parent-style-name="Default" style:data-style-name="N1">
      <style:table-cell-properties fo:background-color="#ffff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2" table:default-cell-style-name="ce6"/>
        <table:table-column table:style-name="co1" table:number-columns-repeated="3" table:default-cell-style-name="Default"/>
        <table:table-row table:style-name="ro1">
          <table:table-cell office:value-type="string">
            <text:p>MIN</text:p>
          </table:table-cell>
          <table:table-cell table:style-name="ce5" office:value-type="float" office:value="5">
            <text:p>5</text:p>
          </table:table-cell>
          <table:table-cell office:value-type="string">
            <text:p>Counts</text:p>
          </table:table-cell>
          <table:table-cell table:number-columns-repeated="2"/>
        </table:table-row>
        <table:table-row table:style-name="ro1">
          <table:table-cell office:value-type="string">
            <text:p>MAX</text:p>
          </table:table-cell>
          <table:table-cell table:style-name="ce5" office:value-type="float" office:value="220">
            <text:p>220</text:p>
          </table:table-cell>
          <table:table-cell office:value-type="string">
            <text:p>Counts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table:number-columns-spanned="2" table:number-rows-spanned="1">
            <text:p>Gamma/Counts</text:p>
          </table:table-cell>
          <table:covered-table-cell/>
          <table:table-cell/>
        </table:table-row>
        <table:table-row table:style-name="ro1">
          <table:table-cell table:style-name="ce2" office:value-type="string">
            <text:p>Position</text:p>
          </table:table-cell>
          <table:table-cell table:style-name="ce7" office:value-type="string">
            <text:p>Proportional</text:p>
          </table:table-cell>
          <table:table-cell table:style-name="ce10" office:value-type="float" office:value="1">
            <text:p>1,000</text:p>
          </table:table-cell>
          <table:table-cell table:style-name="ce10" office:value-type="float" office:value="2">
            <text:p>2,000</text:p>
          </table:table-cell>
          <table:table-cell>
            <draw:frame table:end-cell-address="Planilha1.O33" table:end-x="0.725cm" table:end-y="0.028cm" draw:z-index="0" draw:style-name="gr1" draw:text-style-name="P1" svg:width="22.47cm" svg:height="12.458cm" svg:x="0.836cm" svg:y="0.216cm">
              <draw:object draw:notify-on-update-of-ranges="Planilha1.D5:Planilha1.D5 Planilha1.A5:Planilha1.A5 Planilha1.A6:Planilha1.A69 Planilha1.C5:Planilha1.C5 Planilha1.C6:Planilha1.C69 Planilha1.A6:Planilha1.A69 Planilha1.D5:Planilha1.D5 Planilha1.D6:Planilha1.D6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8" table:formula="of:=-([.A6]-32)/32" office:value-type="float" office:value="1">
            <text:p>1,000</text:p>
          </table:table-cell>
          <table:table-cell table:style-name="ce11" table:formula="of:=([.$B$2]+[.$B$1])/2-(([.$B$2]-[.$B$1])/2)*[.$B6]^[.C$5]" office:value-type="float" office:value="5">
            <text:p>5</text:p>
          </table:table-cell>
          <table:table-cell table:style-name="ce11" table:formula="of:=([.$B$2]+[.$B$1])/2-(([.$B$2]-[.$B$1])/2)*[.$B6]^[.D$5]" office:value-type="float" office:value="5">
            <text:p>5</text:p>
          </table:table-cell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table:formula="of:=-([.A7]-32)/32" office:value-type="float" office:value="0.96875">
            <text:p>0,969</text:p>
          </table:table-cell>
          <table:table-cell table:style-name="ce11" table:formula="of:=([.$B$2]+[.$B$1])/2-(([.$B$2]-[.$B$1])/2)*[.$B7]^[.C$5]" office:value-type="float" office:value="8.359375">
            <text:p>8</text:p>
          </table:table-cell>
          <table:table-cell table:style-name="ce11" table:formula="of:=([.$B$2]+[.$B$1])/2-(([.$B$2]-[.$B$1])/2)*[.$B7]^[.D$5]" office:value-type="float" office:value="11.61376953125">
            <text:p>12</text:p>
          </table:table-cell>
          <table:table-cell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table:formula="of:=-([.A8]-32)/32" office:value-type="float" office:value="0.9375">
            <text:p>0,938</text:p>
          </table:table-cell>
          <table:table-cell table:style-name="ce11" table:formula="of:=([.$B$2]+[.$B$1])/2-(([.$B$2]-[.$B$1])/2)*[.$B8]^[.C$5]" office:value-type="float" office:value="11.71875">
            <text:p>12</text:p>
          </table:table-cell>
          <table:table-cell table:style-name="ce11" table:formula="of:=([.$B$2]+[.$B$1])/2-(([.$B$2]-[.$B$1])/2)*[.$B8]^[.D$5]" office:value-type="float" office:value="18.017578125">
            <text:p>18</text:p>
          </table:table-cell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table:formula="of:=-([.A9]-32)/32" office:value-type="float" office:value="0.90625">
            <text:p>0,906</text:p>
          </table:table-cell>
          <table:table-cell table:style-name="ce11" table:formula="of:=([.$B$2]+[.$B$1])/2-(([.$B$2]-[.$B$1])/2)*[.$B9]^[.C$5]" office:value-type="float" office:value="15.078125">
            <text:p>15</text:p>
          </table:table-cell>
          <table:table-cell table:style-name="ce11" table:formula="of:=([.$B$2]+[.$B$1])/2-(([.$B$2]-[.$B$1])/2)*[.$B9]^[.D$5]" office:value-type="float" office:value="24.21142578125">
            <text:p>24</text:p>
          </table:table-cell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8" table:formula="of:=-([.A10]-32)/32" office:value-type="float" office:value="0.875">
            <text:p>0,875</text:p>
          </table:table-cell>
          <table:table-cell table:style-name="ce11" table:formula="of:=([.$B$2]+[.$B$1])/2-(([.$B$2]-[.$B$1])/2)*[.$B10]^[.C$5]" office:value-type="float" office:value="18.4375">
            <text:p>18</text:p>
          </table:table-cell>
          <table:table-cell table:style-name="ce11" table:formula="of:=([.$B$2]+[.$B$1])/2-(([.$B$2]-[.$B$1])/2)*[.$B10]^[.D$5]" office:value-type="float" office:value="30.1953125">
            <text:p>30</text:p>
          </table:table-cell>
          <table:table-cell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8" table:formula="of:=-([.A11]-32)/32" office:value-type="float" office:value="0.84375">
            <text:p>0,844</text:p>
          </table:table-cell>
          <table:table-cell table:style-name="ce11" table:formula="of:=([.$B$2]+[.$B$1])/2-(([.$B$2]-[.$B$1])/2)*[.$B11]^[.C$5]" office:value-type="float" office:value="21.796875">
            <text:p>22</text:p>
          </table:table-cell>
          <table:table-cell table:style-name="ce11" table:formula="of:=([.$B$2]+[.$B$1])/2-(([.$B$2]-[.$B$1])/2)*[.$B11]^[.D$5]" office:value-type="float" office:value="35.96923828125">
            <text:p>36</text:p>
          </table:table-cell>
          <table:table-cell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8" table:formula="of:=-([.A12]-32)/32" office:value-type="float" office:value="0.8125">
            <text:p>0,813</text:p>
          </table:table-cell>
          <table:table-cell table:style-name="ce11" table:formula="of:=([.$B$2]+[.$B$1])/2-(([.$B$2]-[.$B$1])/2)*[.$B12]^[.C$5]" office:value-type="float" office:value="25.15625">
            <text:p>25</text:p>
          </table:table-cell>
          <table:table-cell table:style-name="ce11" table:formula="of:=([.$B$2]+[.$B$1])/2-(([.$B$2]-[.$B$1])/2)*[.$B12]^[.D$5]" office:value-type="float" office:value="41.533203125">
            <text:p>42</text:p>
          </table:table-cell>
          <table:table-cell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8" table:formula="of:=-([.A13]-32)/32" office:value-type="float" office:value="0.78125">
            <text:p>0,781</text:p>
          </table:table-cell>
          <table:table-cell table:style-name="ce11" table:formula="of:=([.$B$2]+[.$B$1])/2-(([.$B$2]-[.$B$1])/2)*[.$B13]^[.C$5]" office:value-type="float" office:value="28.515625">
            <text:p>29</text:p>
          </table:table-cell>
          <table:table-cell table:style-name="ce11" table:formula="of:=([.$B$2]+[.$B$1])/2-(([.$B$2]-[.$B$1])/2)*[.$B13]^[.D$5]" office:value-type="float" office:value="46.88720703125">
            <text:p>47</text:p>
          </table:table-cell>
          <table:table-cell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8" table:formula="of:=-([.A14]-32)/32" office:value-type="float" office:value="0.75">
            <text:p>0,750</text:p>
          </table:table-cell>
          <table:table-cell table:style-name="ce11" table:formula="of:=([.$B$2]+[.$B$1])/2-(([.$B$2]-[.$B$1])/2)*[.$B14]^[.C$5]" office:value-type="float" office:value="31.875">
            <text:p>32</text:p>
          </table:table-cell>
          <table:table-cell table:style-name="ce11" table:formula="of:=([.$B$2]+[.$B$1])/2-(([.$B$2]-[.$B$1])/2)*[.$B14]^[.D$5]" office:value-type="float" office:value="52.03125">
            <text:p>52</text:p>
          </table:table-cell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8" table:formula="of:=-([.A15]-32)/32" office:value-type="float" office:value="0.71875">
            <text:p>0,719</text:p>
          </table:table-cell>
          <table:table-cell table:style-name="ce11" table:formula="of:=([.$B$2]+[.$B$1])/2-(([.$B$2]-[.$B$1])/2)*[.$B15]^[.C$5]" office:value-type="float" office:value="35.234375">
            <text:p>35</text:p>
          </table:table-cell>
          <table:table-cell table:style-name="ce11" table:formula="of:=([.$B$2]+[.$B$1])/2-(([.$B$2]-[.$B$1])/2)*[.$B15]^[.D$5]" office:value-type="float" office:value="56.96533203125">
            <text:p>57</text:p>
          </table:table-cell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8" table:formula="of:=-([.A16]-32)/32" office:value-type="float" office:value="0.6875">
            <text:p>0,688</text:p>
          </table:table-cell>
          <table:table-cell table:style-name="ce11" table:formula="of:=([.$B$2]+[.$B$1])/2-(([.$B$2]-[.$B$1])/2)*[.$B16]^[.C$5]" office:value-type="float" office:value="38.59375">
            <text:p>39</text:p>
          </table:table-cell>
          <table:table-cell table:style-name="ce11" table:formula="of:=([.$B$2]+[.$B$1])/2-(([.$B$2]-[.$B$1])/2)*[.$B16]^[.D$5]" office:value-type="float" office:value="61.689453125">
            <text:p>62</text:p>
          </table:table-cell>
          <table:table-cell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8" table:formula="of:=-([.A17]-32)/32" office:value-type="float" office:value="0.65625">
            <text:p>0,656</text:p>
          </table:table-cell>
          <table:table-cell table:style-name="ce11" table:formula="of:=([.$B$2]+[.$B$1])/2-(([.$B$2]-[.$B$1])/2)*[.$B17]^[.C$5]" office:value-type="float" office:value="41.953125">
            <text:p>42</text:p>
          </table:table-cell>
          <table:table-cell table:style-name="ce11" table:formula="of:=([.$B$2]+[.$B$1])/2-(([.$B$2]-[.$B$1])/2)*[.$B17]^[.D$5]" office:value-type="float" office:value="66.20361328125">
            <text:p>66</text:p>
          </table:table-cell>
          <table:table-cell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8" table:formula="of:=-([.A18]-32)/32" office:value-type="float" office:value="0.625">
            <text:p>0,625</text:p>
          </table:table-cell>
          <table:table-cell table:style-name="ce11" table:formula="of:=([.$B$2]+[.$B$1])/2-(([.$B$2]-[.$B$1])/2)*[.$B18]^[.C$5]" office:value-type="float" office:value="45.3125">
            <text:p>45</text:p>
          </table:table-cell>
          <table:table-cell table:style-name="ce11" table:formula="of:=([.$B$2]+[.$B$1])/2-(([.$B$2]-[.$B$1])/2)*[.$B18]^[.D$5]" office:value-type="float" office:value="70.5078125">
            <text:p>71</text:p>
          </table:table-cell>
          <table:table-cell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8" table:formula="of:=-([.A19]-32)/32" office:value-type="float" office:value="0.59375">
            <text:p>0,594</text:p>
          </table:table-cell>
          <table:table-cell table:style-name="ce11" table:formula="of:=([.$B$2]+[.$B$1])/2-(([.$B$2]-[.$B$1])/2)*[.$B19]^[.C$5]" office:value-type="float" office:value="48.671875">
            <text:p>49</text:p>
          </table:table-cell>
          <table:table-cell table:style-name="ce11" table:formula="of:=([.$B$2]+[.$B$1])/2-(([.$B$2]-[.$B$1])/2)*[.$B19]^[.D$5]" office:value-type="float" office:value="74.60205078125">
            <text:p>75</text:p>
          </table:table-cell>
          <table:table-cell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8" table:formula="of:=-([.A20]-32)/32" office:value-type="float" office:value="0.5625">
            <text:p>0,563</text:p>
          </table:table-cell>
          <table:table-cell table:style-name="ce11" table:formula="of:=([.$B$2]+[.$B$1])/2-(([.$B$2]-[.$B$1])/2)*[.$B20]^[.C$5]" office:value-type="float" office:value="52.03125">
            <text:p>52</text:p>
          </table:table-cell>
          <table:table-cell table:style-name="ce11" table:formula="of:=([.$B$2]+[.$B$1])/2-(([.$B$2]-[.$B$1])/2)*[.$B20]^[.D$5]" office:value-type="float" office:value="78.486328125">
            <text:p>78</text:p>
          </table:table-cell>
          <table:table-cell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8" table:formula="of:=-([.A21]-32)/32" office:value-type="float" office:value="0.53125">
            <text:p>0,531</text:p>
          </table:table-cell>
          <table:table-cell table:style-name="ce11" table:formula="of:=([.$B$2]+[.$B$1])/2-(([.$B$2]-[.$B$1])/2)*[.$B21]^[.C$5]" office:value-type="float" office:value="55.390625">
            <text:p>55</text:p>
          </table:table-cell>
          <table:table-cell table:style-name="ce11" table:formula="of:=([.$B$2]+[.$B$1])/2-(([.$B$2]-[.$B$1])/2)*[.$B21]^[.D$5]" office:value-type="float" office:value="82.16064453125">
            <text:p>82</text:p>
          </table:table-cell>
          <table:table-cell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8" table:formula="of:=-([.A22]-32)/32" office:value-type="float" office:value="0.5">
            <text:p>0,500</text:p>
          </table:table-cell>
          <table:table-cell table:style-name="ce11" table:formula="of:=([.$B$2]+[.$B$1])/2-(([.$B$2]-[.$B$1])/2)*[.$B22]^[.C$5]" office:value-type="float" office:value="58.75">
            <text:p>59</text:p>
          </table:table-cell>
          <table:table-cell table:style-name="ce11" table:formula="of:=([.$B$2]+[.$B$1])/2-(([.$B$2]-[.$B$1])/2)*[.$B22]^[.D$5]" office:value-type="float" office:value="85.625">
            <text:p>86</text:p>
          </table:table-cell>
          <table:table-cell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8" table:formula="of:=-([.A23]-32)/32" office:value-type="float" office:value="0.46875">
            <text:p>0,469</text:p>
          </table:table-cell>
          <table:table-cell table:style-name="ce11" table:formula="of:=([.$B$2]+[.$B$1])/2-(([.$B$2]-[.$B$1])/2)*[.$B23]^[.C$5]" office:value-type="float" office:value="62.109375">
            <text:p>62</text:p>
          </table:table-cell>
          <table:table-cell table:style-name="ce11" table:formula="of:=([.$B$2]+[.$B$1])/2-(([.$B$2]-[.$B$1])/2)*[.$B23]^[.D$5]" office:value-type="float" office:value="88.87939453125">
            <text:p>89</text:p>
          </table:table-cell>
          <table:table-cell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8" table:formula="of:=-([.A24]-32)/32" office:value-type="float" office:value="0.4375">
            <text:p>0,438</text:p>
          </table:table-cell>
          <table:table-cell table:style-name="ce11" table:formula="of:=([.$B$2]+[.$B$1])/2-(([.$B$2]-[.$B$1])/2)*[.$B24]^[.C$5]" office:value-type="float" office:value="65.46875">
            <text:p>65</text:p>
          </table:table-cell>
          <table:table-cell table:style-name="ce11" table:formula="of:=([.$B$2]+[.$B$1])/2-(([.$B$2]-[.$B$1])/2)*[.$B24]^[.D$5]" office:value-type="float" office:value="91.923828125">
            <text:p>92</text:p>
          </table:table-cell>
          <table:table-cell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8" table:formula="of:=-([.A25]-32)/32" office:value-type="float" office:value="0.40625">
            <text:p>0,406</text:p>
          </table:table-cell>
          <table:table-cell table:style-name="ce11" table:formula="of:=([.$B$2]+[.$B$1])/2-(([.$B$2]-[.$B$1])/2)*[.$B25]^[.C$5]" office:value-type="float" office:value="68.828125">
            <text:p>69</text:p>
          </table:table-cell>
          <table:table-cell table:style-name="ce11" table:formula="of:=([.$B$2]+[.$B$1])/2-(([.$B$2]-[.$B$1])/2)*[.$B25]^[.D$5]" office:value-type="float" office:value="94.75830078125">
            <text:p>95</text:p>
          </table:table-cell>
          <table:table-cell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8" table:formula="of:=-([.A26]-32)/32" office:value-type="float" office:value="0.375">
            <text:p>0,375</text:p>
          </table:table-cell>
          <table:table-cell table:style-name="ce11" table:formula="of:=([.$B$2]+[.$B$1])/2-(([.$B$2]-[.$B$1])/2)*[.$B26]^[.C$5]" office:value-type="float" office:value="72.1875">
            <text:p>72</text:p>
          </table:table-cell>
          <table:table-cell table:style-name="ce11" table:formula="of:=([.$B$2]+[.$B$1])/2-(([.$B$2]-[.$B$1])/2)*[.$B26]^[.D$5]" office:value-type="float" office:value="97.3828125">
            <text:p>97</text:p>
          </table:table-cell>
          <table:table-cell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8" table:formula="of:=-([.A27]-32)/32" office:value-type="float" office:value="0.34375">
            <text:p>0,344</text:p>
          </table:table-cell>
          <table:table-cell table:style-name="ce11" table:formula="of:=([.$B$2]+[.$B$1])/2-(([.$B$2]-[.$B$1])/2)*[.$B27]^[.C$5]" office:value-type="float" office:value="75.546875">
            <text:p>76</text:p>
          </table:table-cell>
          <table:table-cell table:style-name="ce11" table:formula="of:=([.$B$2]+[.$B$1])/2-(([.$B$2]-[.$B$1])/2)*[.$B27]^[.D$5]" office:value-type="float" office:value="99.79736328125">
            <text:p>100</text:p>
          </table:table-cell>
          <table:table-cell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8" table:formula="of:=-([.A28]-32)/32" office:value-type="float" office:value="0.3125">
            <text:p>0,313</text:p>
          </table:table-cell>
          <table:table-cell table:style-name="ce11" table:formula="of:=([.$B$2]+[.$B$1])/2-(([.$B$2]-[.$B$1])/2)*[.$B28]^[.C$5]" office:value-type="float" office:value="78.90625">
            <text:p>79</text:p>
          </table:table-cell>
          <table:table-cell table:style-name="ce11" table:formula="of:=([.$B$2]+[.$B$1])/2-(([.$B$2]-[.$B$1])/2)*[.$B28]^[.D$5]" office:value-type="float" office:value="102.001953125">
            <text:p>102</text:p>
          </table:table-cell>
          <table:table-cell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8" table:formula="of:=-([.A29]-32)/32" office:value-type="float" office:value="0.28125">
            <text:p>0,281</text:p>
          </table:table-cell>
          <table:table-cell table:style-name="ce11" table:formula="of:=([.$B$2]+[.$B$1])/2-(([.$B$2]-[.$B$1])/2)*[.$B29]^[.C$5]" office:value-type="float" office:value="82.265625">
            <text:p>82</text:p>
          </table:table-cell>
          <table:table-cell table:style-name="ce11" table:formula="of:=([.$B$2]+[.$B$1])/2-(([.$B$2]-[.$B$1])/2)*[.$B29]^[.D$5]" office:value-type="float" office:value="103.99658203125">
            <text:p>104</text:p>
          </table:table-cell>
          <table:table-cell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8" table:formula="of:=-([.A30]-32)/32" office:value-type="float" office:value="0.25">
            <text:p>0,250</text:p>
          </table:table-cell>
          <table:table-cell table:style-name="ce11" table:formula="of:=([.$B$2]+[.$B$1])/2-(([.$B$2]-[.$B$1])/2)*[.$B30]^[.C$5]" office:value-type="float" office:value="85.625">
            <text:p>86</text:p>
          </table:table-cell>
          <table:table-cell table:style-name="ce11" table:formula="of:=([.$B$2]+[.$B$1])/2-(([.$B$2]-[.$B$1])/2)*[.$B30]^[.D$5]" office:value-type="float" office:value="105.78125">
            <text:p>106</text:p>
          </table:table-cell>
          <table:table-cell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8" table:formula="of:=-([.A31]-32)/32" office:value-type="float" office:value="0.21875">
            <text:p>0,219</text:p>
          </table:table-cell>
          <table:table-cell table:style-name="ce11" table:formula="of:=([.$B$2]+[.$B$1])/2-(([.$B$2]-[.$B$1])/2)*[.$B31]^[.C$5]" office:value-type="float" office:value="88.984375">
            <text:p>89</text:p>
          </table:table-cell>
          <table:table-cell table:style-name="ce11" table:formula="of:=([.$B$2]+[.$B$1])/2-(([.$B$2]-[.$B$1])/2)*[.$B31]^[.D$5]" office:value-type="float" office:value="107.35595703125">
            <text:p>107</text:p>
          </table:table-cell>
          <table:table-cell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8" table:formula="of:=-([.A32]-32)/32" office:value-type="float" office:value="0.1875">
            <text:p>0,188</text:p>
          </table:table-cell>
          <table:table-cell table:style-name="ce11" table:formula="of:=([.$B$2]+[.$B$1])/2-(([.$B$2]-[.$B$1])/2)*[.$B32]^[.C$5]" office:value-type="float" office:value="92.34375">
            <text:p>92</text:p>
          </table:table-cell>
          <table:table-cell table:style-name="ce11" table:formula="of:=([.$B$2]+[.$B$1])/2-(([.$B$2]-[.$B$1])/2)*[.$B32]^[.D$5]" office:value-type="float" office:value="108.720703125">
            <text:p>109</text:p>
          </table:table-cell>
          <table:table-cell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8" table:formula="of:=-([.A33]-32)/32" office:value-type="float" office:value="0.15625">
            <text:p>0,156</text:p>
          </table:table-cell>
          <table:table-cell table:style-name="ce11" table:formula="of:=([.$B$2]+[.$B$1])/2-(([.$B$2]-[.$B$1])/2)*[.$B33]^[.C$5]" office:value-type="float" office:value="95.703125">
            <text:p>96</text:p>
          </table:table-cell>
          <table:table-cell table:style-name="ce11" table:formula="of:=([.$B$2]+[.$B$1])/2-(([.$B$2]-[.$B$1])/2)*[.$B33]^[.D$5]" office:value-type="float" office:value="109.87548828125">
            <text:p>110</text:p>
          </table:table-cell>
          <table:table-cell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8" table:formula="of:=-([.A34]-32)/32" office:value-type="float" office:value="0.125">
            <text:p>0,125</text:p>
          </table:table-cell>
          <table:table-cell table:style-name="ce11" table:formula="of:=([.$B$2]+[.$B$1])/2-(([.$B$2]-[.$B$1])/2)*[.$B34]^[.C$5]" office:value-type="float" office:value="99.0625">
            <text:p>99</text:p>
          </table:table-cell>
          <table:table-cell table:style-name="ce11" table:formula="of:=([.$B$2]+[.$B$1])/2-(([.$B$2]-[.$B$1])/2)*[.$B34]^[.D$5]" office:value-type="float" office:value="110.8203125">
            <text:p>111</text:p>
          </table:table-cell>
          <table:table-cell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8" table:formula="of:=-([.A35]-32)/32" office:value-type="float" office:value="0.09375">
            <text:p>0,094</text:p>
          </table:table-cell>
          <table:table-cell table:style-name="ce11" table:formula="of:=([.$B$2]+[.$B$1])/2-(([.$B$2]-[.$B$1])/2)*[.$B35]^[.C$5]" office:value-type="float" office:value="102.421875">
            <text:p>102</text:p>
          </table:table-cell>
          <table:table-cell table:style-name="ce11" table:formula="of:=([.$B$2]+[.$B$1])/2-(([.$B$2]-[.$B$1])/2)*[.$B35]^[.D$5]" office:value-type="float" office:value="111.55517578125">
            <text:p>112</text:p>
          </table:table-cell>
          <table:table-cell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8" table:formula="of:=-([.A36]-32)/32" office:value-type="float" office:value="0.0625">
            <text:p>0,063</text:p>
          </table:table-cell>
          <table:table-cell table:style-name="ce11" table:formula="of:=([.$B$2]+[.$B$1])/2-(([.$B$2]-[.$B$1])/2)*[.$B36]^[.C$5]" office:value-type="float" office:value="105.78125">
            <text:p>106</text:p>
          </table:table-cell>
          <table:table-cell table:style-name="ce11" table:formula="of:=([.$B$2]+[.$B$1])/2-(([.$B$2]-[.$B$1])/2)*[.$B36]^[.D$5]" office:value-type="float" office:value="112.080078125">
            <text:p>112</text:p>
          </table:table-cell>
          <table:table-cell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8" table:formula="of:=-([.A37]-32)/32" office:value-type="float" office:value="0.03125">
            <text:p>0,031</text:p>
          </table:table-cell>
          <table:table-cell table:style-name="ce11" table:formula="of:=([.$B$2]+[.$B$1])/2-(([.$B$2]-[.$B$1])/2)*[.$B37]^[.C$5]" office:value-type="float" office:value="109.140625">
            <text:p>109</text:p>
          </table:table-cell>
          <table:table-cell table:style-name="ce11" table:formula="of:=([.$B$2]+[.$B$1])/2-(([.$B$2]-[.$B$1])/2)*[.$B37]^[.D$5]" office:value-type="float" office:value="112.39501953125">
            <text:p>112</text:p>
          </table:table-cell>
          <table:table-cell/>
        </table:table-row>
        <table:table-row table:style-name="ro1">
          <table:table-cell table:style-name="ce4" office:value-type="float" office:value="32">
            <text:p>32</text:p>
          </table:table-cell>
          <table:table-cell table:style-name="ce9" table:formula="of:=([.A38]-32)/31" office:value-type="float" office:value="0">
            <text:p>0,000</text:p>
          </table:table-cell>
          <table:table-cell table:style-name="ce12" table:formula="of:=([.$B$2]+[.$B$1])/2+(([.$B$2]-[.$B$1])/2)*[.$B38]^[.C$5]" office:value-type="float" office:value="112.5">
            <text:p>113</text:p>
          </table:table-cell>
          <table:table-cell table:style-name="ce12" table:formula="of:=([.$B$2]+[.$B$1])/2+(([.$B$2]-[.$B$1])/2)*[.$B38]^[.D$5]" office:value-type="float" office:value="112.5">
            <text:p>113</text:p>
          </table:table-cell>
          <table:table-cell/>
        </table:table-row>
        <table:table-row table:style-name="ro1">
          <table:table-cell table:style-name="ce4" office:value-type="float" office:value="33">
            <text:p>33</text:p>
          </table:table-cell>
          <table:table-cell table:style-name="ce9" table:formula="of:=([.A39]-32)/31" office:value-type="float" office:value="0.032258064516129">
            <text:p>0,032</text:p>
          </table:table-cell>
          <table:table-cell table:style-name="ce12" table:formula="of:=([.$B$2]+[.$B$1])/2+(([.$B$2]-[.$B$1])/2)*[.$B39]^[.C$5]" office:value-type="float" office:value="115.967741935484">
            <text:p>116</text:p>
          </table:table-cell>
          <table:table-cell table:style-name="ce12" table:formula="of:=([.$B$2]+[.$B$1])/2+(([.$B$2]-[.$B$1])/2)*[.$B39]^[.D$5]" office:value-type="float" office:value="112.61186264308">
            <text:p>113</text:p>
          </table:table-cell>
          <table:table-cell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9" table:formula="of:=([.A40]-32)/31" office:value-type="float" office:value="0.0645161290322581">
            <text:p>0,065</text:p>
          </table:table-cell>
          <table:table-cell table:style-name="ce12" table:formula="of:=([.$B$2]+[.$B$1])/2+(([.$B$2]-[.$B$1])/2)*[.$B40]^[.C$5]" office:value-type="float" office:value="119.435483870968">
            <text:p>119</text:p>
          </table:table-cell>
          <table:table-cell table:style-name="ce12" table:formula="of:=([.$B$2]+[.$B$1])/2+(([.$B$2]-[.$B$1])/2)*[.$B40]^[.D$5]" office:value-type="float" office:value="112.947450572321">
            <text:p>113</text:p>
          </table:table-cell>
          <table:table-cell/>
        </table:table-row>
        <table:table-row table:style-name="ro1">
          <table:table-cell table:style-name="ce4" office:value-type="float" office:value="35">
            <text:p>35</text:p>
          </table:table-cell>
          <table:table-cell table:style-name="ce9" table:formula="of:=([.A41]-32)/31" office:value-type="float" office:value="0.0967741935483871">
            <text:p>0,097</text:p>
          </table:table-cell>
          <table:table-cell table:style-name="ce12" table:formula="of:=([.$B$2]+[.$B$1])/2+(([.$B$2]-[.$B$1])/2)*[.$B41]^[.C$5]" office:value-type="float" office:value="122.903225806452">
            <text:p>123</text:p>
          </table:table-cell>
          <table:table-cell table:style-name="ce12" table:formula="of:=([.$B$2]+[.$B$1])/2+(([.$B$2]-[.$B$1])/2)*[.$B41]^[.D$5]" office:value-type="float" office:value="113.506763787721">
            <text:p>114</text:p>
          </table:table-cell>
          <table:table-cell/>
        </table:table-row>
        <table:table-row table:style-name="ro1">
          <table:table-cell table:style-name="ce4" office:value-type="float" office:value="36">
            <text:p>36</text:p>
          </table:table-cell>
          <table:table-cell table:style-name="ce9" table:formula="of:=([.A42]-32)/31" office:value-type="float" office:value="0.129032258064516">
            <text:p>0,129</text:p>
          </table:table-cell>
          <table:table-cell table:style-name="ce12" table:formula="of:=([.$B$2]+[.$B$1])/2+(([.$B$2]-[.$B$1])/2)*[.$B42]^[.C$5]" office:value-type="float" office:value="126.370967741935">
            <text:p>126</text:p>
          </table:table-cell>
          <table:table-cell table:style-name="ce12" table:formula="of:=([.$B$2]+[.$B$1])/2+(([.$B$2]-[.$B$1])/2)*[.$B42]^[.D$5]" office:value-type="float" office:value="114.289802289282">
            <text:p>114</text:p>
          </table:table-cell>
          <table:table-cell/>
        </table:table-row>
        <table:table-row table:style-name="ro1">
          <table:table-cell table:style-name="ce4" office:value-type="float" office:value="37">
            <text:p>37</text:p>
          </table:table-cell>
          <table:table-cell table:style-name="ce9" table:formula="of:=([.A43]-32)/31" office:value-type="float" office:value="0.161290322580645">
            <text:p>0,161</text:p>
          </table:table-cell>
          <table:table-cell table:style-name="ce12" table:formula="of:=([.$B$2]+[.$B$1])/2+(([.$B$2]-[.$B$1])/2)*[.$B43]^[.C$5]" office:value-type="float" office:value="129.838709677419">
            <text:p>130</text:p>
          </table:table-cell>
          <table:table-cell table:style-name="ce12" table:formula="of:=([.$B$2]+[.$B$1])/2+(([.$B$2]-[.$B$1])/2)*[.$B43]^[.D$5]" office:value-type="float" office:value="115.296566077003">
            <text:p>115</text:p>
          </table:table-cell>
          <table:table-cell/>
        </table:table-row>
        <table:table-row table:style-name="ro1">
          <table:table-cell table:style-name="ce4" office:value-type="float" office:value="38">
            <text:p>38</text:p>
          </table:table-cell>
          <table:table-cell table:style-name="ce9" table:formula="of:=([.A44]-32)/31" office:value-type="float" office:value="0.193548387096774">
            <text:p>0,194</text:p>
          </table:table-cell>
          <table:table-cell table:style-name="ce12" table:formula="of:=([.$B$2]+[.$B$1])/2+(([.$B$2]-[.$B$1])/2)*[.$B44]^[.C$5]" office:value-type="float" office:value="133.306451612903">
            <text:p>133</text:p>
          </table:table-cell>
          <table:table-cell table:style-name="ce12" table:formula="of:=([.$B$2]+[.$B$1])/2+(([.$B$2]-[.$B$1])/2)*[.$B44]^[.D$5]" office:value-type="float" office:value="116.527055150884">
            <text:p>117</text:p>
          </table:table-cell>
          <table:table-cell/>
        </table:table-row>
        <table:table-row table:style-name="ro1">
          <table:table-cell table:style-name="ce4" office:value-type="float" office:value="39">
            <text:p>39</text:p>
          </table:table-cell>
          <table:table-cell table:style-name="ce9" table:formula="of:=([.A45]-32)/31" office:value-type="float" office:value="0.225806451612903">
            <text:p>0,226</text:p>
          </table:table-cell>
          <table:table-cell table:style-name="ce12" table:formula="of:=([.$B$2]+[.$B$1])/2+(([.$B$2]-[.$B$1])/2)*[.$B45]^[.C$5]" office:value-type="float" office:value="136.774193548387">
            <text:p>137</text:p>
          </table:table-cell>
          <table:table-cell table:style-name="ce12" table:formula="of:=([.$B$2]+[.$B$1])/2+(([.$B$2]-[.$B$1])/2)*[.$B45]^[.D$5]" office:value-type="float" office:value="117.981269510926">
            <text:p>118</text:p>
          </table:table-cell>
          <table:table-cell/>
        </table:table-row>
        <table:table-row table:style-name="ro1">
          <table:table-cell table:style-name="ce4" office:value-type="float" office:value="40">
            <text:p>40</text:p>
          </table:table-cell>
          <table:table-cell table:style-name="ce9" table:formula="of:=([.A46]-32)/31" office:value-type="float" office:value="0.258064516129032">
            <text:p>0,258</text:p>
          </table:table-cell>
          <table:table-cell table:style-name="ce12" table:formula="of:=([.$B$2]+[.$B$1])/2+(([.$B$2]-[.$B$1])/2)*[.$B46]^[.C$5]" office:value-type="float" office:value="140.241935483871">
            <text:p>140</text:p>
          </table:table-cell>
          <table:table-cell table:style-name="ce12" table:formula="of:=([.$B$2]+[.$B$1])/2+(([.$B$2]-[.$B$1])/2)*[.$B46]^[.D$5]" office:value-type="float" office:value="119.659209157128">
            <text:p>120</text:p>
          </table:table-cell>
          <table:table-cell/>
        </table:table-row>
        <table:table-row table:style-name="ro1">
          <table:table-cell table:style-name="ce4" office:value-type="float" office:value="41">
            <text:p>41</text:p>
          </table:table-cell>
          <table:table-cell table:style-name="ce9" table:formula="of:=([.A47]-32)/31" office:value-type="float" office:value="0.290322580645161">
            <text:p>0,290</text:p>
          </table:table-cell>
          <table:table-cell table:style-name="ce12" table:formula="of:=([.$B$2]+[.$B$1])/2+(([.$B$2]-[.$B$1])/2)*[.$B47]^[.C$5]" office:value-type="float" office:value="143.709677419355">
            <text:p>144</text:p>
          </table:table-cell>
          <table:table-cell table:style-name="ce12" table:formula="of:=([.$B$2]+[.$B$1])/2+(([.$B$2]-[.$B$1])/2)*[.$B47]^[.D$5]" office:value-type="float" office:value="121.56087408949">
            <text:p>122</text:p>
          </table:table-cell>
          <table:table-cell/>
        </table:table-row>
        <table:table-row table:style-name="ro1">
          <table:table-cell table:style-name="ce4" office:value-type="float" office:value="42">
            <text:p>42</text:p>
          </table:table-cell>
          <table:table-cell table:style-name="ce9" table:formula="of:=([.A48]-32)/31" office:value-type="float" office:value="0.32258064516129">
            <text:p>0,323</text:p>
          </table:table-cell>
          <table:table-cell table:style-name="ce12" table:formula="of:=([.$B$2]+[.$B$1])/2+(([.$B$2]-[.$B$1])/2)*[.$B48]^[.C$5]" office:value-type="float" office:value="147.177419354839">
            <text:p>147</text:p>
          </table:table-cell>
          <table:table-cell table:style-name="ce12" table:formula="of:=([.$B$2]+[.$B$1])/2+(([.$B$2]-[.$B$1])/2)*[.$B48]^[.D$5]" office:value-type="float" office:value="123.686264308012">
            <text:p>124</text:p>
          </table:table-cell>
          <table:table-cell/>
        </table:table-row>
        <table:table-row table:style-name="ro1">
          <table:table-cell table:style-name="ce4" office:value-type="float" office:value="43">
            <text:p>43</text:p>
          </table:table-cell>
          <table:table-cell table:style-name="ce9" table:formula="of:=([.A49]-32)/31" office:value-type="float" office:value="0.354838709677419">
            <text:p>0,355</text:p>
          </table:table-cell>
          <table:table-cell table:style-name="ce12" table:formula="of:=([.$B$2]+[.$B$1])/2+(([.$B$2]-[.$B$1])/2)*[.$B49]^[.C$5]" office:value-type="float" office:value="150.645161290323">
            <text:p>151</text:p>
          </table:table-cell>
          <table:table-cell table:style-name="ce12" table:formula="of:=([.$B$2]+[.$B$1])/2+(([.$B$2]-[.$B$1])/2)*[.$B49]^[.D$5]" office:value-type="float" office:value="126.035379812695">
            <text:p>126</text:p>
          </table:table-cell>
          <table:table-cell/>
        </table:table-row>
        <table:table-row table:style-name="ro1">
          <table:table-cell table:style-name="ce4" office:value-type="float" office:value="44">
            <text:p>44</text:p>
          </table:table-cell>
          <table:table-cell table:style-name="ce9" table:formula="of:=([.A50]-32)/31" office:value-type="float" office:value="0.387096774193548">
            <text:p>0,387</text:p>
          </table:table-cell>
          <table:table-cell table:style-name="ce12" table:formula="of:=([.$B$2]+[.$B$1])/2+(([.$B$2]-[.$B$1])/2)*[.$B50]^[.C$5]" office:value-type="float" office:value="154.112903225806">
            <text:p>154</text:p>
          </table:table-cell>
          <table:table-cell table:style-name="ce12" table:formula="of:=([.$B$2]+[.$B$1])/2+(([.$B$2]-[.$B$1])/2)*[.$B50]^[.D$5]" office:value-type="float" office:value="128.608220603538">
            <text:p>129</text:p>
          </table:table-cell>
          <table:table-cell/>
        </table:table-row>
        <table:table-row table:style-name="ro1">
          <table:table-cell table:style-name="ce4" office:value-type="float" office:value="45">
            <text:p>45</text:p>
          </table:table-cell>
          <table:table-cell table:style-name="ce9" table:formula="of:=([.A51]-32)/31" office:value-type="float" office:value="0.419354838709677">
            <text:p>0,419</text:p>
          </table:table-cell>
          <table:table-cell table:style-name="ce12" table:formula="of:=([.$B$2]+[.$B$1])/2+(([.$B$2]-[.$B$1])/2)*[.$B51]^[.C$5]" office:value-type="float" office:value="157.58064516129">
            <text:p>158</text:p>
          </table:table-cell>
          <table:table-cell table:style-name="ce12" table:formula="of:=([.$B$2]+[.$B$1])/2+(([.$B$2]-[.$B$1])/2)*[.$B51]^[.D$5]" office:value-type="float" office:value="131.404786680541">
            <text:p>131</text:p>
          </table:table-cell>
          <table:table-cell/>
        </table:table-row>
        <table:table-row table:style-name="ro1">
          <table:table-cell table:style-name="ce4" office:value-type="float" office:value="46">
            <text:p>46</text:p>
          </table:table-cell>
          <table:table-cell table:style-name="ce9" table:formula="of:=([.A52]-32)/31" office:value-type="float" office:value="0.451612903225806">
            <text:p>0,452</text:p>
          </table:table-cell>
          <table:table-cell table:style-name="ce12" table:formula="of:=([.$B$2]+[.$B$1])/2+(([.$B$2]-[.$B$1])/2)*[.$B52]^[.C$5]" office:value-type="float" office:value="161.048387096774">
            <text:p>161</text:p>
          </table:table-cell>
          <table:table-cell table:style-name="ce12" table:formula="of:=([.$B$2]+[.$B$1])/2+(([.$B$2]-[.$B$1])/2)*[.$B52]^[.D$5]" office:value-type="float" office:value="134.425078043704">
            <text:p>134</text:p>
          </table:table-cell>
          <table:table-cell/>
        </table:table-row>
        <table:table-row table:style-name="ro1">
          <table:table-cell table:style-name="ce4" office:value-type="float" office:value="47">
            <text:p>47</text:p>
          </table:table-cell>
          <table:table-cell table:style-name="ce9" table:formula="of:=([.A53]-32)/31" office:value-type="float" office:value="0.483870967741936">
            <text:p>0,484</text:p>
          </table:table-cell>
          <table:table-cell table:style-name="ce12" table:formula="of:=([.$B$2]+[.$B$1])/2+(([.$B$2]-[.$B$1])/2)*[.$B53]^[.C$5]" office:value-type="float" office:value="164.516129032258">
            <text:p>165</text:p>
          </table:table-cell>
          <table:table-cell table:style-name="ce12" table:formula="of:=([.$B$2]+[.$B$1])/2+(([.$B$2]-[.$B$1])/2)*[.$B53]^[.D$5]" office:value-type="float" office:value="137.669094693028">
            <text:p>138</text:p>
          </table:table-cell>
          <table:table-cell/>
        </table:table-row>
        <table:table-row table:style-name="ro1">
          <table:table-cell table:style-name="ce4" office:value-type="float" office:value="48">
            <text:p>48</text:p>
          </table:table-cell>
          <table:table-cell table:style-name="ce9" table:formula="of:=([.A54]-32)/31" office:value-type="float" office:value="0.516129032258065">
            <text:p>0,516</text:p>
          </table:table-cell>
          <table:table-cell table:style-name="ce12" table:formula="of:=([.$B$2]+[.$B$1])/2+(([.$B$2]-[.$B$1])/2)*[.$B54]^[.C$5]" office:value-type="float" office:value="167.983870967742">
            <text:p>168</text:p>
          </table:table-cell>
          <table:table-cell table:style-name="ce12" table:formula="of:=([.$B$2]+[.$B$1])/2+(([.$B$2]-[.$B$1])/2)*[.$B54]^[.D$5]" office:value-type="float" office:value="141.136836628512">
            <text:p>141</text:p>
          </table:table-cell>
          <table:table-cell/>
        </table:table-row>
        <table:table-row table:style-name="ro1">
          <table:table-cell table:style-name="ce4" office:value-type="float" office:value="49">
            <text:p>49</text:p>
          </table:table-cell>
          <table:table-cell table:style-name="ce9" table:formula="of:=([.A55]-32)/31" office:value-type="float" office:value="0.548387096774194">
            <text:p>0,548</text:p>
          </table:table-cell>
          <table:table-cell table:style-name="ce12" table:formula="of:=([.$B$2]+[.$B$1])/2+(([.$B$2]-[.$B$1])/2)*[.$B55]^[.C$5]" office:value-type="float" office:value="171.451612903226">
            <text:p>171</text:p>
          </table:table-cell>
          <table:table-cell table:style-name="ce12" table:formula="of:=([.$B$2]+[.$B$1])/2+(([.$B$2]-[.$B$1])/2)*[.$B55]^[.D$5]" office:value-type="float" office:value="144.828303850156">
            <text:p>145</text:p>
          </table:table-cell>
          <table:table-cell/>
        </table:table-row>
        <table:table-row table:style-name="ro1">
          <table:table-cell table:style-name="ce4" office:value-type="float" office:value="50">
            <text:p>50</text:p>
          </table:table-cell>
          <table:table-cell table:style-name="ce9" table:formula="of:=([.A56]-32)/31" office:value-type="float" office:value="0.580645161290323">
            <text:p>0,581</text:p>
          </table:table-cell>
          <table:table-cell table:style-name="ce12" table:formula="of:=([.$B$2]+[.$B$1])/2+(([.$B$2]-[.$B$1])/2)*[.$B56]^[.C$5]" office:value-type="float" office:value="174.91935483871">
            <text:p>175</text:p>
          </table:table-cell>
          <table:table-cell table:style-name="ce12" table:formula="of:=([.$B$2]+[.$B$1])/2+(([.$B$2]-[.$B$1])/2)*[.$B56]^[.D$5]" office:value-type="float" office:value="148.74349635796">
            <text:p>149</text:p>
          </table:table-cell>
          <table:table-cell/>
        </table:table-row>
        <table:table-row table:style-name="ro1">
          <table:table-cell table:style-name="ce4" office:value-type="float" office:value="51">
            <text:p>51</text:p>
          </table:table-cell>
          <table:table-cell table:style-name="ce9" table:formula="of:=([.A57]-32)/31" office:value-type="float" office:value="0.612903225806452">
            <text:p>0,613</text:p>
          </table:table-cell>
          <table:table-cell table:style-name="ce12" table:formula="of:=([.$B$2]+[.$B$1])/2+(([.$B$2]-[.$B$1])/2)*[.$B57]^[.C$5]" office:value-type="float" office:value="178.387096774194">
            <text:p>178</text:p>
          </table:table-cell>
          <table:table-cell table:style-name="ce12" table:formula="of:=([.$B$2]+[.$B$1])/2+(([.$B$2]-[.$B$1])/2)*[.$B57]^[.D$5]" office:value-type="float" office:value="152.882414151925">
            <text:p>153</text:p>
          </table:table-cell>
          <table:table-cell/>
        </table:table-row>
        <table:table-row table:style-name="ro1">
          <table:table-cell table:style-name="ce4" office:value-type="float" office:value="52">
            <text:p>52</text:p>
          </table:table-cell>
          <table:table-cell table:style-name="ce9" table:formula="of:=([.A58]-32)/31" office:value-type="float" office:value="0.645161290322581">
            <text:p>0,645</text:p>
          </table:table-cell>
          <table:table-cell table:style-name="ce12" table:formula="of:=([.$B$2]+[.$B$1])/2+(([.$B$2]-[.$B$1])/2)*[.$B58]^[.C$5]" office:value-type="float" office:value="181.854838709677">
            <text:p>182</text:p>
          </table:table-cell>
          <table:table-cell table:style-name="ce12" table:formula="of:=([.$B$2]+[.$B$1])/2+(([.$B$2]-[.$B$1])/2)*[.$B58]^[.D$5]" office:value-type="float" office:value="157.24505723205">
            <text:p>157</text:p>
          </table:table-cell>
          <table:table-cell/>
        </table:table-row>
        <table:table-row table:style-name="ro1">
          <table:table-cell table:style-name="ce4" office:value-type="float" office:value="53">
            <text:p>53</text:p>
          </table:table-cell>
          <table:table-cell table:style-name="ce9" table:formula="of:=([.A59]-32)/31" office:value-type="float" office:value="0.67741935483871">
            <text:p>0,677</text:p>
          </table:table-cell>
          <table:table-cell table:style-name="ce12" table:formula="of:=([.$B$2]+[.$B$1])/2+(([.$B$2]-[.$B$1])/2)*[.$B59]^[.C$5]" office:value-type="float" office:value="185.322580645161">
            <text:p>185</text:p>
          </table:table-cell>
          <table:table-cell table:style-name="ce12" table:formula="of:=([.$B$2]+[.$B$1])/2+(([.$B$2]-[.$B$1])/2)*[.$B59]^[.D$5]" office:value-type="float" office:value="161.831425598335">
            <text:p>162</text:p>
          </table:table-cell>
          <table:table-cell/>
        </table:table-row>
        <table:table-row table:style-name="ro1">
          <table:table-cell table:style-name="ce4" office:value-type="float" office:value="54">
            <text:p>54</text:p>
          </table:table-cell>
          <table:table-cell table:style-name="ce9" table:formula="of:=([.A60]-32)/31" office:value-type="float" office:value="0.709677419354839">
            <text:p>0,710</text:p>
          </table:table-cell>
          <table:table-cell table:style-name="ce12" table:formula="of:=([.$B$2]+[.$B$1])/2+(([.$B$2]-[.$B$1])/2)*[.$B60]^[.C$5]" office:value-type="float" office:value="188.790322580645">
            <text:p>189</text:p>
          </table:table-cell>
          <table:table-cell table:style-name="ce12" table:formula="of:=([.$B$2]+[.$B$1])/2+(([.$B$2]-[.$B$1])/2)*[.$B60]^[.D$5]" office:value-type="float" office:value="166.64151925078">
            <text:p>167</text:p>
          </table:table-cell>
          <table:table-cell/>
        </table:table-row>
        <table:table-row table:style-name="ro1">
          <table:table-cell table:style-name="ce4" office:value-type="float" office:value="55">
            <text:p>55</text:p>
          </table:table-cell>
          <table:table-cell table:style-name="ce9" table:formula="of:=([.A61]-32)/31" office:value-type="float" office:value="0.741935483870968">
            <text:p>0,742</text:p>
          </table:table-cell>
          <table:table-cell table:style-name="ce12" table:formula="of:=([.$B$2]+[.$B$1])/2+(([.$B$2]-[.$B$1])/2)*[.$B61]^[.C$5]" office:value-type="float" office:value="192.258064516129">
            <text:p>192</text:p>
          </table:table-cell>
          <table:table-cell table:style-name="ce12" table:formula="of:=([.$B$2]+[.$B$1])/2+(([.$B$2]-[.$B$1])/2)*[.$B61]^[.D$5]" office:value-type="float" office:value="171.675338189386">
            <text:p>172</text:p>
          </table:table-cell>
          <table:table-cell/>
        </table:table-row>
        <table:table-row table:style-name="ro1">
          <table:table-cell table:style-name="ce4" office:value-type="float" office:value="56">
            <text:p>56</text:p>
          </table:table-cell>
          <table:table-cell table:style-name="ce9" table:formula="of:=([.A62]-32)/31" office:value-type="float" office:value="0.774193548387097">
            <text:p>0,774</text:p>
          </table:table-cell>
          <table:table-cell table:style-name="ce12" table:formula="of:=([.$B$2]+[.$B$1])/2+(([.$B$2]-[.$B$1])/2)*[.$B62]^[.C$5]" office:value-type="float" office:value="195.725806451613">
            <text:p>196</text:p>
          </table:table-cell>
          <table:table-cell table:style-name="ce12" table:formula="of:=([.$B$2]+[.$B$1])/2+(([.$B$2]-[.$B$1])/2)*[.$B62]^[.D$5]" office:value-type="float" office:value="176.932882414152">
            <text:p>177</text:p>
          </table:table-cell>
          <table:table-cell/>
        </table:table-row>
        <table:table-row table:style-name="ro1">
          <table:table-cell table:style-name="ce4" office:value-type="float" office:value="57">
            <text:p>57</text:p>
          </table:table-cell>
          <table:table-cell table:style-name="ce9" table:formula="of:=([.A63]-32)/31" office:value-type="float" office:value="0.806451612903226">
            <text:p>0,806</text:p>
          </table:table-cell>
          <table:table-cell table:style-name="ce12" table:formula="of:=([.$B$2]+[.$B$1])/2+(([.$B$2]-[.$B$1])/2)*[.$B63]^[.C$5]" office:value-type="float" office:value="199.193548387097">
            <text:p>199</text:p>
          </table:table-cell>
          <table:table-cell table:style-name="ce12" table:formula="of:=([.$B$2]+[.$B$1])/2+(([.$B$2]-[.$B$1])/2)*[.$B63]^[.D$5]" office:value-type="float" office:value="182.414151925078">
            <text:p>182</text:p>
          </table:table-cell>
          <table:table-cell/>
        </table:table-row>
        <table:table-row table:style-name="ro1">
          <table:table-cell table:style-name="ce4" office:value-type="float" office:value="58">
            <text:p>58</text:p>
          </table:table-cell>
          <table:table-cell table:style-name="ce9" table:formula="of:=([.A64]-32)/31" office:value-type="float" office:value="0.838709677419355">
            <text:p>0,839</text:p>
          </table:table-cell>
          <table:table-cell table:style-name="ce12" table:formula="of:=([.$B$2]+[.$B$1])/2+(([.$B$2]-[.$B$1])/2)*[.$B64]^[.C$5]" office:value-type="float" office:value="202.661290322581">
            <text:p>203</text:p>
          </table:table-cell>
          <table:table-cell table:style-name="ce12" table:formula="of:=([.$B$2]+[.$B$1])/2+(([.$B$2]-[.$B$1])/2)*[.$B64]^[.D$5]" office:value-type="float" office:value="188.119146722164">
            <text:p>188</text:p>
          </table:table-cell>
          <table:table-cell/>
        </table:table-row>
        <table:table-row table:style-name="ro1">
          <table:table-cell table:style-name="ce4" office:value-type="float" office:value="59">
            <text:p>59</text:p>
          </table:table-cell>
          <table:table-cell table:style-name="ce9" table:formula="of:=([.A65]-32)/31" office:value-type="float" office:value="0.870967741935484">
            <text:p>0,871</text:p>
          </table:table-cell>
          <table:table-cell table:style-name="ce12" table:formula="of:=([.$B$2]+[.$B$1])/2+(([.$B$2]-[.$B$1])/2)*[.$B65]^[.C$5]" office:value-type="float" office:value="206.129032258064">
            <text:p>206</text:p>
          </table:table-cell>
          <table:table-cell table:style-name="ce12" table:formula="of:=([.$B$2]+[.$B$1])/2+(([.$B$2]-[.$B$1])/2)*[.$B65]^[.D$5]" office:value-type="float" office:value="194.047866805411">
            <text:p>194</text:p>
          </table:table-cell>
          <table:table-cell/>
        </table:table-row>
        <table:table-row table:style-name="ro1">
          <table:table-cell table:style-name="ce4" office:value-type="float" office:value="60">
            <text:p>60</text:p>
          </table:table-cell>
          <table:table-cell table:style-name="ce9" table:formula="of:=([.A66]-32)/31" office:value-type="float" office:value="0.903225806451613">
            <text:p>0,903</text:p>
          </table:table-cell>
          <table:table-cell table:style-name="ce12" table:formula="of:=([.$B$2]+[.$B$1])/2+(([.$B$2]-[.$B$1])/2)*[.$B66]^[.C$5]" office:value-type="float" office:value="209.596774193548">
            <text:p>210</text:p>
          </table:table-cell>
          <table:table-cell table:style-name="ce12" table:formula="of:=([.$B$2]+[.$B$1])/2+(([.$B$2]-[.$B$1])/2)*[.$B66]^[.D$5]" office:value-type="float" office:value="200.200312174818">
            <text:p>200</text:p>
          </table:table-cell>
          <table:table-cell/>
        </table:table-row>
        <table:table-row table:style-name="ro1">
          <table:table-cell table:style-name="ce4" office:value-type="float" office:value="61">
            <text:p>61</text:p>
          </table:table-cell>
          <table:table-cell table:style-name="ce9" table:formula="of:=([.A67]-32)/31" office:value-type="float" office:value="0.935483870967742">
            <text:p>0,935</text:p>
          </table:table-cell>
          <table:table-cell table:style-name="ce12" table:formula="of:=([.$B$2]+[.$B$1])/2+(([.$B$2]-[.$B$1])/2)*[.$B67]^[.C$5]" office:value-type="float" office:value="213.064516129032">
            <text:p>213</text:p>
          </table:table-cell>
          <table:table-cell table:style-name="ce12" table:formula="of:=([.$B$2]+[.$B$1])/2+(([.$B$2]-[.$B$1])/2)*[.$B67]^[.D$5]" office:value-type="float" office:value="206.576482830385">
            <text:p>207</text:p>
          </table:table-cell>
          <table:table-cell/>
        </table:table-row>
        <table:table-row table:style-name="ro1">
          <table:table-cell table:style-name="ce4" office:value-type="float" office:value="62">
            <text:p>62</text:p>
          </table:table-cell>
          <table:table-cell table:style-name="ce9" table:formula="of:=([.A68]-32)/31" office:value-type="float" office:value="0.967741935483871">
            <text:p>0,968</text:p>
          </table:table-cell>
          <table:table-cell table:style-name="ce12" table:formula="of:=([.$B$2]+[.$B$1])/2+(([.$B$2]-[.$B$1])/2)*[.$B68]^[.C$5]" office:value-type="float" office:value="216.532258064516">
            <text:p>217</text:p>
          </table:table-cell>
          <table:table-cell table:style-name="ce12" table:formula="of:=([.$B$2]+[.$B$1])/2+(([.$B$2]-[.$B$1])/2)*[.$B68]^[.D$5]" office:value-type="float" office:value="213.176378772112">
            <text:p>213</text:p>
          </table:table-cell>
          <table:table-cell/>
        </table:table-row>
        <table:table-row table:style-name="ro1">
          <table:table-cell table:style-name="ce4" office:value-type="float" office:value="63">
            <text:p>63</text:p>
          </table:table-cell>
          <table:table-cell table:style-name="ce9" table:formula="of:=([.A69]-32)/31" office:value-type="float" office:value="1">
            <text:p>1,000</text:p>
          </table:table-cell>
          <table:table-cell table:style-name="ce12" table:formula="of:=([.$B$2]+[.$B$1])/2+(([.$B$2]-[.$B$1])/2)*[.$B69]^[.C$5]" office:value-type="float" office:value="220">
            <text:p>220</text:p>
          </table:table-cell>
          <table:table-cell table:style-name="ce12" table:formula="of:=([.$B$2]+[.$B$1])/2+(([.$B$2]-[.$B$1])/2)*[.$B69]^[.D$5]" office:value-type="float" office:value="220">
            <text:p>220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2">22/03/2020</text:date>, <text:time>10:15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José Viana</meta:initial-creator>
    <meta:creation-date>2020-03-22T09:21:08.99</meta:creation-date>
    <dc:date>2020-03-22T10:15:01.09</dc:date>
    <dc:creator>Daniel José Viana</dc:creator>
    <meta:editing-duration>PT53M54S</meta:editing-duration>
    <meta:editing-cycles>8</meta:editing-cycles>
    <meta:generator>OpenOffice/4.1.7$Win32 OpenOffice.org_project/417m1$Build-9800</meta:generator>
    <meta:document-statistic meta:table-count="3" meta:cell-count="2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3" chart:interval-major="8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inimum="5" chart:maximum="220" chart:origin="113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width="0.01cm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71cm" svg:height="12.459cm" xlink:href=".." xlink:type="simple" chart:class="chart:scatter" chart:column-mapping="0 1" chart:style-name="ch1">
        <chart:title svg:x="9.326cm" svg:y="0.385cm" chart:style-name="ch2">
          <text:p>Gamma Correction</text:p>
        </chart:title>
        <chart:legend chart:legend-position="end" svg:x="20.28cm" svg:y="5.655cm" style:legend-expansion="high" chart:style-name="ch3"/>
        <chart:plot-area chart:style-name="ch4" table:cell-range-address="Planilha1.C5:Planilha1.D69 Planilha1.A5:Planilha1.A69" chart:data-source-has-labels="both" svg:x="1.487cm" svg:y="1.911cm" svg:width="17.895cm" svg:height="9.291cm">
          <chartooo:coordinate-region svg:x="2.294cm" svg:y="1.911cm" svg:width="17.088cm" svg:height="8.618cm"/>
          <chart:axis chart:dimension="x" chart:name="primary-x" chart:style-name="ch5" chartooo:axis-type="auto">
            <chart:title svg:x="8.538cm" svg:y="11.452cm" chart:style-name="ch6">
              <text:p>Input from Joystick (0..63)</text:p>
            </chart:title>
            <chart:categories table:cell-range-address="Planilha1.D5:Planilha1.D5"/>
          </chart:axis>
          <chart:axis chart:dimension="y" chart:name="primary-y" chart:style-name="ch7">
            <chart:title svg:x="0.451cm" svg:y="7.791cm" chart:style-name="ch8">
              <text:p>Hline countings </text:p>
            </chart:title>
            <chart:grid chart:style-name="ch9" chart:class="major"/>
          </chart:axis>
          <chart:series chart:style-name="ch10" chart:values-cell-range-address="Planilha1.C6:Planilha1.C69" chart:label-cell-address="Planilha1.C5:Planilha1.C5" chart:class="chart:scatter">
            <chart:domain table:cell-range-address="Planilha1.A6:Planilha1.A69"/>
            <chart:data-point chart:repeated="64"/>
          </chart:series>
          <chart:series chart:style-name="ch11" chart:values-cell-range-address="Planilha1.D6:Planilha1.D69" chart:label-cell-address="Planilha1.D5:Planilha1.D5" chart:class="chart:scatter">
            <chart:data-point chart:repeated="6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1,000</text:p>
                <draw:g>
                  <svg:desc>Planilha1.C5:Planilha1.C5</svg:desc>
                </draw:g>
              </table:table-cell>
              <table:table-cell office:value-type="string">
                <text:p>2,000</text:p>
                <draw:g>
                  <svg:desc>Planilha1.D5:Planilha1.D5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Planilha1.D5:Planilha1.D5</svg:desc>
                </draw:g>
              </table:table-cell>
              <table:table-cell office:value-type="float" office:value="0">
                <text:p>0</text:p>
                <draw:g>
                  <svg:desc>Planilha1.A6:Planilha1.A69</svg:desc>
                </draw:g>
              </table:table-cell>
              <table:table-cell office:value-type="float" office:value="5">
                <text:p>5</text:p>
                <draw:g>
                  <svg:desc>Planilha1.C6:Planilha1.C69</svg:desc>
                </draw:g>
              </table:table-cell>
              <table:table-cell office:value-type="float" office:value="5">
                <text:p>5</text:p>
                <draw:g>
                  <svg:desc>Planilha1.D6:Planilha1.D69</svg:desc>
                </draw:g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8.359375">
                <text:p>8.359375</text:p>
              </table:table-cell>
              <table:table-cell office:value-type="float" office:value="11.61376953125">
                <text:p>11.61376953125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11.71875">
                <text:p>11.71875</text:p>
              </table:table-cell>
              <table:table-cell office:value-type="float" office:value="18.017578125">
                <text:p>18.017578125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15.078125">
                <text:p>15.078125</text:p>
              </table:table-cell>
              <table:table-cell office:value-type="float" office:value="24.21142578125">
                <text:p>24.21142578125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8.4375">
                <text:p>18.4375</text:p>
              </table:table-cell>
              <table:table-cell office:value-type="float" office:value="30.1953125">
                <text:p>30.1953125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21.796875">
                <text:p>21.796875</text:p>
              </table:table-cell>
              <table:table-cell office:value-type="float" office:value="35.96923828125">
                <text:p>35.9692382812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25.15625">
                <text:p>25.15625</text:p>
              </table:table-cell>
              <table:table-cell office:value-type="float" office:value="41.533203125">
                <text:p>41.533203125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28.515625">
                <text:p>28.515625</text:p>
              </table:table-cell>
              <table:table-cell office:value-type="float" office:value="46.88720703125">
                <text:p>46.88720703125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31.875">
                <text:p>31.875</text:p>
              </table:table-cell>
              <table:table-cell office:value-type="float" office:value="52.03125">
                <text:p>52.03125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35.234375">
                <text:p>35.234375</text:p>
              </table:table-cell>
              <table:table-cell office:value-type="float" office:value="56.96533203125">
                <text:p>56.9653320312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8.59375">
                <text:p>38.59375</text:p>
              </table:table-cell>
              <table:table-cell office:value-type="float" office:value="61.689453125">
                <text:p>61.689453125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41.953125">
                <text:p>41.953125</text:p>
              </table:table-cell>
              <table:table-cell office:value-type="float" office:value="66.20361328125">
                <text:p>66.20361328125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45.3125">
                <text:p>45.3125</text:p>
              </table:table-cell>
              <table:table-cell office:value-type="float" office:value="70.5078125">
                <text:p>70.5078125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48.671875">
                <text:p>48.671875</text:p>
              </table:table-cell>
              <table:table-cell office:value-type="float" office:value="74.60205078125">
                <text:p>74.60205078125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52.03125">
                <text:p>52.03125</text:p>
              </table:table-cell>
              <table:table-cell office:value-type="float" office:value="78.486328125">
                <text:p>78.486328125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55.390625">
                <text:p>55.390625</text:p>
              </table:table-cell>
              <table:table-cell office:value-type="float" office:value="82.16064453125">
                <text:p>82.16064453125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58.75">
                <text:p>58.75</text:p>
              </table:table-cell>
              <table:table-cell office:value-type="float" office:value="85.625">
                <text:p>85.625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62.109375">
                <text:p>62.109375</text:p>
              </table:table-cell>
              <table:table-cell office:value-type="float" office:value="88.87939453125">
                <text:p>88.87939453125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65.46875">
                <text:p>65.46875</text:p>
              </table:table-cell>
              <table:table-cell office:value-type="float" office:value="91.923828125">
                <text:p>91.923828125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68.828125">
                <text:p>68.828125</text:p>
              </table:table-cell>
              <table:table-cell office:value-type="float" office:value="94.75830078125">
                <text:p>94.75830078125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72.1875">
                <text:p>72.1875</text:p>
              </table:table-cell>
              <table:table-cell office:value-type="float" office:value="97.3828125">
                <text:p>97.3828125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75.546875">
                <text:p>75.546875</text:p>
              </table:table-cell>
              <table:table-cell office:value-type="float" office:value="99.79736328125">
                <text:p>99.79736328125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78.90625">
                <text:p>78.90625</text:p>
              </table:table-cell>
              <table:table-cell office:value-type="float" office:value="102.001953125">
                <text:p>102.001953125</text:p>
              </table:table-cell>
            </table:table-row>
            <table:table-row>
              <table:table-cell office:value-type="string"/>
              <table:table-cell office:value-type="float" office:value="23">
                <text:p>23</text:p>
              </table:table-cell>
              <table:table-cell office:value-type="float" office:value="82.265625">
                <text:p>82.265625</text:p>
              </table:table-cell>
              <table:table-cell office:value-type="float" office:value="103.99658203125">
                <text:p>103.99658203125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85.625">
                <text:p>85.625</text:p>
              </table:table-cell>
              <table:table-cell office:value-type="float" office:value="105.78125">
                <text:p>105.78125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88.984375">
                <text:p>88.984375</text:p>
              </table:table-cell>
              <table:table-cell office:value-type="float" office:value="107.35595703125">
                <text:p>107.35595703125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92.34375">
                <text:p>92.34375</text:p>
              </table:table-cell>
              <table:table-cell office:value-type="float" office:value="108.720703125">
                <text:p>108.720703125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95.703125">
                <text:p>95.703125</text:p>
              </table:table-cell>
              <table:table-cell office:value-type="float" office:value="109.87548828125">
                <text:p>109.87548828125</text:p>
              </table:table-cell>
            </table:table-row>
            <table:table-row>
              <table:table-cell office:value-type="string"/>
              <table:table-cell office:value-type="float" office:value="28">
                <text:p>28</text:p>
              </table:table-cell>
              <table:table-cell office:value-type="float" office:value="99.0625">
                <text:p>99.0625</text:p>
              </table:table-cell>
              <table:table-cell office:value-type="float" office:value="110.8203125">
                <text:p>110.8203125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102.421875">
                <text:p>102.421875</text:p>
              </table:table-cell>
              <table:table-cell office:value-type="float" office:value="111.55517578125">
                <text:p>111.55517578125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105.78125">
                <text:p>105.78125</text:p>
              </table:table-cell>
              <table:table-cell office:value-type="float" office:value="112.080078125">
                <text:p>112.080078125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109.140625">
                <text:p>109.140625</text:p>
              </table:table-cell>
              <table:table-cell office:value-type="float" office:value="112.39501953125">
                <text:p>112.39501953125</text:p>
              </table:table-cell>
            </table:table-row>
            <table:table-row>
              <table:table-cell office:value-type="string"/>
              <table:table-cell office:value-type="float" office:value="32">
                <text:p>32</text:p>
              </table:table-cell>
              <table:table-cell office:value-type="float" office:value="112.5">
                <text:p>112.5</text:p>
              </table:table-cell>
              <table:table-cell office:value-type="float" office:value="112.5">
                <text:p>112.5</text:p>
              </table:table-cell>
            </table:table-row>
            <table:table-row>
              <table:table-cell office:value-type="string"/>
              <table:table-cell office:value-type="float" office:value="33">
                <text:p>33</text:p>
              </table:table-cell>
              <table:table-cell office:value-type="float" office:value="115.967741935484">
                <text:p>115.967741935484</text:p>
              </table:table-cell>
              <table:table-cell office:value-type="float" office:value="112.61186264308">
                <text:p>112.61186264308</text:p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119.435483870968">
                <text:p>119.435483870968</text:p>
              </table:table-cell>
              <table:table-cell office:value-type="float" office:value="112.947450572321">
                <text:p>112.947450572321</text:p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122.903225806452">
                <text:p>122.903225806452</text:p>
              </table:table-cell>
              <table:table-cell office:value-type="float" office:value="113.506763787721">
                <text:p>113.506763787721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126.370967741935">
                <text:p>126.370967741935</text:p>
              </table:table-cell>
              <table:table-cell office:value-type="float" office:value="114.289802289282">
                <text:p>114.289802289282</text:p>
              </table:table-cell>
            </table:table-row>
            <table:table-row>
              <table:table-cell office:value-type="string"/>
              <table:table-cell office:value-type="float" office:value="37">
                <text:p>37</text:p>
              </table:table-cell>
              <table:table-cell office:value-type="float" office:value="129.838709677419">
                <text:p>129.838709677419</text:p>
              </table:table-cell>
              <table:table-cell office:value-type="float" office:value="115.296566077003">
                <text:p>115.296566077003</text:p>
              </table:table-cell>
            </table:table-row>
            <table:table-row>
              <table:table-cell office:value-type="string"/>
              <table:table-cell office:value-type="float" office:value="38">
                <text:p>38</text:p>
              </table:table-cell>
              <table:table-cell office:value-type="float" office:value="133.306451612903">
                <text:p>133.306451612903</text:p>
              </table:table-cell>
              <table:table-cell office:value-type="float" office:value="116.527055150884">
                <text:p>116.527055150884</text:p>
              </table:table-cell>
            </table:table-row>
            <table:table-row>
              <table:table-cell office:value-type="string"/>
              <table:table-cell office:value-type="float" office:value="39">
                <text:p>39</text:p>
              </table:table-cell>
              <table:table-cell office:value-type="float" office:value="136.774193548387">
                <text:p>136.774193548387</text:p>
              </table:table-cell>
              <table:table-cell office:value-type="float" office:value="117.981269510926">
                <text:p>117.981269510926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140.241935483871">
                <text:p>140.241935483871</text:p>
              </table:table-cell>
              <table:table-cell office:value-type="float" office:value="119.659209157128">
                <text:p>119.659209157128</text:p>
              </table:table-cell>
            </table:table-row>
            <table:table-row>
              <table:table-cell office:value-type="string"/>
              <table:table-cell office:value-type="float" office:value="41">
                <text:p>41</text:p>
              </table:table-cell>
              <table:table-cell office:value-type="float" office:value="143.709677419355">
                <text:p>143.709677419355</text:p>
              </table:table-cell>
              <table:table-cell office:value-type="float" office:value="121.56087408949">
                <text:p>121.56087408949</text:p>
              </table:table-cell>
            </table:table-row>
            <table:table-row>
              <table:table-cell office:value-type="string"/>
              <table:table-cell office:value-type="float" office:value="42">
                <text:p>42</text:p>
              </table:table-cell>
              <table:table-cell office:value-type="float" office:value="147.177419354839">
                <text:p>147.177419354839</text:p>
              </table:table-cell>
              <table:table-cell office:value-type="float" office:value="123.686264308012">
                <text:p>123.686264308012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150.645161290323">
                <text:p>150.645161290323</text:p>
              </table:table-cell>
              <table:table-cell office:value-type="float" office:value="126.035379812695">
                <text:p>126.035379812695</text:p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154.112903225806">
                <text:p>154.112903225806</text:p>
              </table:table-cell>
              <table:table-cell office:value-type="float" office:value="128.608220603538">
                <text:p>128.608220603538</text:p>
              </table:table-cell>
            </table:table-row>
            <table:table-row>
              <table:table-cell office:value-type="string"/>
              <table:table-cell office:value-type="float" office:value="45">
                <text:p>45</text:p>
              </table:table-cell>
              <table:table-cell office:value-type="float" office:value="157.58064516129">
                <text:p>157.58064516129</text:p>
              </table:table-cell>
              <table:table-cell office:value-type="float" office:value="131.404786680541">
                <text:p>131.404786680541</text:p>
              </table:table-cell>
            </table:table-row>
            <table:table-row>
              <table:table-cell office:value-type="string"/>
              <table:table-cell office:value-type="float" office:value="46">
                <text:p>46</text:p>
              </table:table-cell>
              <table:table-cell office:value-type="float" office:value="161.048387096774">
                <text:p>161.048387096774</text:p>
              </table:table-cell>
              <table:table-cell office:value-type="float" office:value="134.425078043704">
                <text:p>134.425078043704</text:p>
              </table:table-cell>
            </table:table-row>
            <table:table-row>
              <table:table-cell office:value-type="string"/>
              <table:table-cell office:value-type="float" office:value="47">
                <text:p>47</text:p>
              </table:table-cell>
              <table:table-cell office:value-type="float" office:value="164.516129032258">
                <text:p>164.516129032258</text:p>
              </table:table-cell>
              <table:table-cell office:value-type="float" office:value="137.669094693028">
                <text:p>137.669094693028</text:p>
              </table:table-cell>
            </table:table-row>
            <table:table-row>
              <table:table-cell office:value-type="string"/>
              <table:table-cell office:value-type="float" office:value="48">
                <text:p>48</text:p>
              </table:table-cell>
              <table:table-cell office:value-type="float" office:value="167.983870967742">
                <text:p>167.983870967742</text:p>
              </table:table-cell>
              <table:table-cell office:value-type="float" office:value="141.136836628512">
                <text:p>141.136836628512</text:p>
              </table:table-cell>
            </table:table-row>
            <table:table-row>
              <table:table-cell office:value-type="string"/>
              <table:table-cell office:value-type="float" office:value="49">
                <text:p>49</text:p>
              </table:table-cell>
              <table:table-cell office:value-type="float" office:value="171.451612903226">
                <text:p>171.451612903226</text:p>
              </table:table-cell>
              <table:table-cell office:value-type="float" office:value="144.828303850156">
                <text:p>144.828303850156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174.91935483871">
                <text:p>174.91935483871</text:p>
              </table:table-cell>
              <table:table-cell office:value-type="float" office:value="148.74349635796">
                <text:p>148.74349635796</text:p>
              </table:table-cell>
            </table:table-row>
            <table:table-row>
              <table:table-cell office:value-type="string"/>
              <table:table-cell office:value-type="float" office:value="51">
                <text:p>51</text:p>
              </table:table-cell>
              <table:table-cell office:value-type="float" office:value="178.387096774194">
                <text:p>178.387096774194</text:p>
              </table:table-cell>
              <table:table-cell office:value-type="float" office:value="152.882414151925">
                <text:p>152.882414151925</text:p>
              </table:table-cell>
            </table:table-row>
            <table:table-row>
              <table:table-cell office:value-type="string"/>
              <table:table-cell office:value-type="float" office:value="52">
                <text:p>52</text:p>
              </table:table-cell>
              <table:table-cell office:value-type="float" office:value="181.854838709677">
                <text:p>181.854838709677</text:p>
              </table:table-cell>
              <table:table-cell office:value-type="float" office:value="157.24505723205">
                <text:p>157.24505723205</text:p>
              </table:table-cell>
            </table:table-row>
            <table:table-row>
              <table:table-cell office:value-type="string"/>
              <table:table-cell office:value-type="float" office:value="53">
                <text:p>53</text:p>
              </table:table-cell>
              <table:table-cell office:value-type="float" office:value="185.322580645161">
                <text:p>185.322580645161</text:p>
              </table:table-cell>
              <table:table-cell office:value-type="float" office:value="161.831425598335">
                <text:p>161.831425598335</text:p>
              </table:table-cell>
            </table:table-row>
            <table:table-row>
              <table:table-cell office:value-type="string"/>
              <table:table-cell office:value-type="float" office:value="54">
                <text:p>54</text:p>
              </table:table-cell>
              <table:table-cell office:value-type="float" office:value="188.790322580645">
                <text:p>188.790322580645</text:p>
              </table:table-cell>
              <table:table-cell office:value-type="float" office:value="166.64151925078">
                <text:p>166.64151925078</text:p>
              </table:table-cell>
            </table:table-row>
            <table:table-row>
              <table:table-cell office:value-type="string"/>
              <table:table-cell office:value-type="float" office:value="55">
                <text:p>55</text:p>
              </table:table-cell>
              <table:table-cell office:value-type="float" office:value="192.258064516129">
                <text:p>192.258064516129</text:p>
              </table:table-cell>
              <table:table-cell office:value-type="float" office:value="171.675338189386">
                <text:p>171.675338189386</text:p>
              </table:table-cell>
            </table:table-row>
            <table:table-row>
              <table:table-cell office:value-type="string"/>
              <table:table-cell office:value-type="float" office:value="56">
                <text:p>56</text:p>
              </table:table-cell>
              <table:table-cell office:value-type="float" office:value="195.725806451613">
                <text:p>195.725806451613</text:p>
              </table:table-cell>
              <table:table-cell office:value-type="float" office:value="176.932882414152">
                <text:p>176.932882414152</text:p>
              </table:table-cell>
            </table:table-row>
            <table:table-row>
              <table:table-cell office:value-type="string"/>
              <table:table-cell office:value-type="float" office:value="57">
                <text:p>57</text:p>
              </table:table-cell>
              <table:table-cell office:value-type="float" office:value="199.193548387097">
                <text:p>199.193548387097</text:p>
              </table:table-cell>
              <table:table-cell office:value-type="float" office:value="182.414151925078">
                <text:p>182.414151925078</text:p>
              </table:table-cell>
            </table:table-row>
            <table:table-row>
              <table:table-cell office:value-type="string"/>
              <table:table-cell office:value-type="float" office:value="58">
                <text:p>58</text:p>
              </table:table-cell>
              <table:table-cell office:value-type="float" office:value="202.661290322581">
                <text:p>202.661290322581</text:p>
              </table:table-cell>
              <table:table-cell office:value-type="float" office:value="188.119146722164">
                <text:p>188.119146722164</text:p>
              </table:table-cell>
            </table:table-row>
            <table:table-row>
              <table:table-cell office:value-type="string"/>
              <table:table-cell office:value-type="float" office:value="59">
                <text:p>59</text:p>
              </table:table-cell>
              <table:table-cell office:value-type="float" office:value="206.129032258064">
                <text:p>206.129032258064</text:p>
              </table:table-cell>
              <table:table-cell office:value-type="float" office:value="194.047866805411">
                <text:p>194.047866805411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209.596774193548">
                <text:p>209.596774193548</text:p>
              </table:table-cell>
              <table:table-cell office:value-type="float" office:value="200.200312174818">
                <text:p>200.200312174818</text:p>
              </table:table-cell>
            </table:table-row>
            <table:table-row>
              <table:table-cell office:value-type="string"/>
              <table:table-cell office:value-type="float" office:value="61">
                <text:p>61</text:p>
              </table:table-cell>
              <table:table-cell office:value-type="float" office:value="213.064516129032">
                <text:p>213.064516129032</text:p>
              </table:table-cell>
              <table:table-cell office:value-type="float" office:value="206.576482830385">
                <text:p>206.576482830385</text:p>
              </table:table-cell>
            </table:table-row>
            <table:table-row>
              <table:table-cell office:value-type="string"/>
              <table:table-cell office:value-type="float" office:value="62">
                <text:p>62</text:p>
              </table:table-cell>
              <table:table-cell office:value-type="float" office:value="216.532258064516">
                <text:p>216.532258064516</text:p>
              </table:table-cell>
              <table:table-cell office:value-type="float" office:value="213.176378772112">
                <text:p>213.176378772112</text:p>
              </table:table-cell>
            </table:table-row>
            <table:table-row>
              <table:table-cell office:value-type="string"/>
              <table:table-cell office:value-type="float" office:value="63">
                <text:p>63</text:p>
              </table:table-cell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